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i>v</mi>
        <mtext>g</mtext>
      </msub>
      <mrow>
        <mo stretchy="false">(</mo>
        <mrow>
          <mi>k</mi>
        </mrow>
        <mo stretchy="false">)</mo>
      </mrow>
      <mrow>
        <mi/>
        <mo stretchy="false">=</mo>
        <mi/>
      </mrow>
      <mfrac>
        <mrow>
          <mtext>d</mtext>
          <mo stretchy="false">ω</mo>
        </mrow>
        <mrow>
          <mtext>d</mtext>
          <mi>k</mi>
        </mrow>
      </mfrac>
      <mrow>
        <mi/>
        <mo stretchy="false">=</mo>
        <mi/>
      </mrow>
      <mi>u</mi>
      <mrow>
        <mo stretchy="false">(</mo>
        <mrow>
          <mi>k</mi>
        </mrow>
        <mo stretchy="false">)</mo>
      </mrow>
      <mrow>
        <mi/>
        <mo stretchy="false">+</mo>
        <mi/>
      </mrow>
      <mi>k</mi>
      <mfrac>
        <mrow>
          <mtext>d</mtext>
          <mi>u</mi>
        </mrow>
        <mrow>
          <mtext>d</mtext>
          <mi>k</mi>
        </mrow>
      </mfrac>
    </mrow>
    <annotation encoding="StarMath 5.0">v_"g" (k) `=` {"d" %iomega} over {"d" k}  `=` u(k) `+` k {"d" u} over {"d" k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7:36:10.030000000</meta:creation-date>
    <meta:generator>LibreOffice/4.1.4.2$Windows_x86 LibreOffice_project/0a0440ccc0227ad9829de5f46be37cfb6edcf72</meta:generator>
  </office:meta>
</office:document-meta>
</file>